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4.637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 style:data-style-name="N112">
      <style:table-cell-properties fo:background-color="#ffff00" fo:border="0.74pt solid #000000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 style:data-style-name="N112">
      <style:table-cell-properties fo:border="0.74pt solid #000000"/>
    </style:style>
    <style:style style:name="ce4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9" style:family="table-cell" style:parent-style-name="Default" style:data-style-name="N0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.7000007629395pt" style:font-size-asian="22.7000007629395pt" style:font-size-complex="22.7000007629395pt"/>
    </style:style>
    <style:style style:name="ce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>
      <style:table-cell-properties fo:border-bottom="0.74pt solid #000000" fo:background-color="#ffff00" fo:border-left="0.74pt solid #000000" fo:border-right="none" fo:border-top="0.74pt solid #000000"/>
      <style:text-properties fo:font-size="13.5pt" style:font-size-asian="13.5pt" style:font-size-complex="13.5pt"/>
    </style:style>
    <style:style style:name="ce10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size="13.5pt" style:font-size-asian="13.5pt" style:font-size-complex="13.5pt"/>
    </style:style>
    <style:style style:name="ce29" style:family="table-cell" style:parent-style-name="Default" style:data-style-name="N112"/>
    <style:style style:name="gr1" style:family="graphic" style:parent-style-name="Note">
      <style:graphic-properties fo:min-height="3.161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6" table:number-rows-spanned="4">
            <office:annotation draw:style-name="gr1" svg:width="2.899cm" svg:height="3.361cm" svg:x="30.643cm" svg:y="0cm" draw:caption-point-x="-0.61cm" draw:caption-point-y="0.913cm">
              <dc:creator>Autoría desconocida</dc:creator>
              <dc:date>2024-10-23T00:00:00</dc:date>
              <text:p>Se refiere al punto muerto, es decir, el punto en el cual al restar el coste total y el ingreso con el mismo valor, sea de 0 el beneficio</text:p>
            </office:annotation>
            <text:p>UMBRAL DE RENTABILIDAD</text:p>
          </table:table-cell>
          <table:covered-table-cell table:number-columns-repeated="5"/>
        </table:table-row>
        <table:table-row table:style-name="ro1">
          <table:table-cell table:number-columns-repeated="7"/>
          <table:covered-table-cell table:number-columns-repeated="6"/>
        </table:table-row>
        <table:table-row table:style-name="ro1">
          <table:table-cell table:number-columns-repeated="7"/>
          <table:covered-table-cell table:number-columns-repeated="6"/>
        </table:table-row>
        <table:table-row table:style-name="ro1">
          <table:table-cell table:number-columns-repeated="7"/>
          <table:covered-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Producto:</text:p>
          </table:table-cell>
          <table:table-cell table:style-name="ce2" office:value-type="string" calcext:value-type="string">
            <text:p>Bicicleta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Precio de Coste:</text:p>
          </table:table-cell>
          <table:table-cell table:style-name="ce3" office:value-type="currency" office:currency="EUR" office:value="3" calcext:value-type="currency">
            <text:p>3,00 €</text:p>
          </table:table-cell>
          <table:table-cell table:style-name="ce4" table:formula="of:=CONCATENATE(&quot;/&quot;;[.$F$10])" office:value-type="string" office:string-value="/Bicicleta" calcext:value-type="string">
            <text:p>/Biciclet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Precio de Venta</text:p>
          </table:table-cell>
          <table:table-cell table:style-name="ce3" office:value-type="currency" office:currency="EUR" office:value="5" calcext:value-type="currency">
            <text:p>5,00 €</text:p>
          </table:table-cell>
          <table:table-cell table:style-name="ce4" table:formula="of:=CONCATENATE(&quot;/&quot;;[.$F$10])" office:value-type="string" office:string-value="/Bicicleta" calcext:value-type="string">
            <text:p>/Bicicleta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Coste Fijo:</text:p>
          </table:table-cell>
          <table:table-cell table:style-name="ce3" office:value-type="currency" office:currency="EUR" office:value="3000" calcext:value-type="currency">
            <text:p>3.000,00 €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Comprobante:</text:p>
          </table:table-cell>
          <table:table-cell table:style-name="ce16" office:value-type="float" office:value="2000" calcext:value-type="float">
            <text:p>2000</text:p>
          </table:table-cell>
          <table:table-cell table:style-name="ce19" table:formula="of:=IF([.F19]&gt;[$Tablas.H16];[$Auxiliar.H11];IF([.F19]&lt;[$Tablas.H16];[$Auxiliar.H12];IF([.F19]=[$Tablas.H16];[$Auxiliar.H13])))" office:value-type="string" office:string-value="Beneficio" calcext:value-type="string">
            <text:p>Beneficio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Ingreso</text:p>
          </table:table-cell>
          <table:table-cell table:style-name="ce1" office:value-type="string" calcext:value-type="string">
            <text:p>Beneficio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formula="of:=[.F19]" office:value-type="float" office:value="2000" calcext:value-type="float">
            <text:p>2000</text:p>
          </table:table-cell>
          <table:table-cell table:style-name="ce17" table:formula="of:=[.E23]*[.F12]" office:value-type="currency" office:currency="EUR" office:value="10000" calcext:value-type="currency">
            <text:p>10.000,00 €</text:p>
          </table:table-cell>
          <table:table-cell table:style-name="ce17" table:formula="of:=[.F23]-[.F24]" office:value-type="currency" office:currency="EUR" office:value="1000" calcext:value-type="currency">
            <text:p>1.000,00 €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formula="of:=[.E23]" office:value-type="float" office:value="2000" calcext:value-type="float">
            <text:p>2000</text:p>
          </table:table-cell>
          <table:table-cell table:style-name="ce17" table:formula="of:=([.E24]*[.F11])+[.F15]" office:value-type="currency" office:currency="EUR" office:value="9000" calcext:value-type="currency">
            <text:p>9.000,00 €</text:p>
          </table:table-cell>
          <table:table-cell table:style-name="ce17" table:formula="of:=[.G23]" office:value-type="currency" office:currency="EUR" office:value="1000" calcext:value-type="currency">
            <text:p>1.000,00 €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Coste Total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CONCATENATE(&quot;Para &quot;;[.F19];&quot; &quot;;[.F10];&quot;s&quot;;&quot;, hay&quot;;IF([.G23]&gt;0;&quot; un beneficio de &quot;;IF([.G23]=0;&quot; un beneficio de &quot;;IF([.G23]&lt;0;&quot; una pérdida de &quot;))); [.G23];&quot;€&quot;)" office:value-type="string" office:string-value="Para 2000 Bicicletas, hay un beneficio de 1000€" calcext:value-type="string">
            <text:p>Para 2000 Bicicletas, hay un beneficio de 1000€</text:p>
          </table:table-cell>
          <table:table-cell table:number-columns-repeated="8"/>
        </table:table-row>
      </table:table>
      <table:table table:name="Tablas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11"/>
        </table:table-row>
        <table:table-row table:style-name="ro2">
          <table:table-cell table:number-columns-repeated="5"/>
          <table:table-cell table:style-name="ce6" table:formula="of:=CONCATENATE([$Datos.F10];&quot;s&quot;)" office:value-type="string" office:string-value="Bicicletas" calcext:value-type="string">
            <text:p>Bicicletas</text:p>
          </table:table-cell>
          <table:table-cell table:style-name="ce6" office:value-type="string" calcext:value-type="string">
            <text:p>Coste Fijo</text:p>
          </table:table-cell>
          <table:table-cell table:style-name="ce6" office:value-type="string" calcext:value-type="string">
            <office:annotation draw:style-name="gr2" svg:width="2.899cm" svg:height="1.799cm" svg:x="26.346cm" svg:y="1.209cm" draw:caption-point-x="-0.61cm" draw:caption-point-y="1.51cm">
              <dc:creator>Autoría desconocida</dc:creator>
              <dc:date>2024-10-23T00:00:00</dc:date>
              <text:p>CV = Q*Pc</text:p>
            </office:annotation>
            <text:p>Coste Variable</text:p>
          </table:table-cell>
          <table:table-cell table:style-name="ce6" office:value-type="string" calcext:value-type="string">
            <office:annotation draw:style-name="gr2" svg:width="2.899cm" svg:height="1.799cm" svg:x="30.112cm" svg:y="1.209cm" draw:caption-point-x="-0.61cm" draw:caption-point-y="1.51cm">
              <dc:creator>Autoría desconocida</dc:creator>
              <dc:date>2024-10-23T00:00:00</dc:date>
              <text:p>CT = CF+CV</text:p>
            </office:annotation>
            <text:p>Coste Total</text:p>
          </table:table-cell>
          <table:table-cell table:style-name="ce6" office:value-type="string" calcext:value-type="string">
            <office:annotation draw:style-name="gr2" svg:width="2.899cm" svg:height="1.799cm" svg:x="34.259cm" svg:y="1.209cm" draw:caption-point-x="-0.61cm" draw:caption-point-y="1.51cm">
              <dc:creator>Autoría desconocida</dc:creator>
              <dc:date>2024-10-23T00:00:00</dc:date>
              <text:p>I = Q*Pv</text:p>
            </office:annotation>
            <text:p>Ingreso</text:p>
          </table:table-cell>
          <table:table-cell table:style-name="ce6" office:value-type="string" calcext:value-type="string">
            <office:annotation draw:style-name="gr2" svg:width="2.899cm" svg:height="1.799cm" svg:x="37.153cm" svg:y="1.209cm" draw:caption-point-x="-0.61cm" draw:caption-point-y="1.51cm">
              <dc:creator>Autoría desconocida</dc:creator>
              <dc:date>2024-10-23T00:00:00</dc:date>
              <text:p>B = CT-I</text:p>
            </office:annotation>
            <text:p>Beneficio</text:p>
          </table:table-cell>
        </table:table-row>
        <table:table-row table:style-name="ro2"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8]*[Datos.$F$11]" office:value-type="currency" office:currency="EUR" office:value="0" calcext:value-type="currency">
            <text:p>0,00 €</text:p>
          </table:table-cell>
          <table:table-cell table:style-name="ce10" table:formula="of:=[.G8]+[.H8]" office:value-type="currency" office:currency="EUR" office:value="3000" calcext:value-type="currency">
            <text:p>3.000,00 €</text:p>
          </table:table-cell>
          <table:table-cell table:style-name="ce10" table:formula="of:=[.F8]*[Datos.$F$12]" office:value-type="currency" office:currency="EUR" office:value="0" calcext:value-type="currency">
            <text:p>0,00 €</text:p>
          </table:table-cell>
          <table:table-cell table:style-name="ce10" table:formula="of:=IF([.J8]-[.I8]&gt;0;CONCATENATE(&quot;+&quot;;[.J8]-[.I8]);[.J8]-[.I8])" office:value-type="currency" office:currency="EUR" office:value="-3000" calcext:value-type="currency">
            <text:p>-3.000,00 €</text:p>
          </table:table-cell>
        </table:table-row>
        <table:table-row table:style-name="ro2">
          <table:table-cell table:number-columns-repeated="5"/>
          <table:table-cell table:style-name="ce8" table:formula="of:=[.$F$10]/2" office:value-type="float" office:value="750" calcext:value-type="float">
            <office:annotation draw:style-name="gr2" svg:width="2.899cm" svg:height="1.799cm" svg:x="16.255cm" svg:y="2.518cm" draw:caption-point-x="-0.61cm" draw:caption-point-y="1.51cm">
              <dc:creator>Autoría desconocida</dc:creator>
              <dc:date>2024-10-23T00:00:00</dc:date>
              <text:p>PM/2</text:p>
            </office:annotation>
            <text:p>75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9]*[Datos.$F$11]" office:value-type="currency" office:currency="EUR" office:value="2250" calcext:value-type="currency">
            <text:p>2.250,00 €</text:p>
          </table:table-cell>
          <table:table-cell table:style-name="ce10" table:formula="of:=[.G9]+[.H9]" office:value-type="currency" office:currency="EUR" office:value="5250" calcext:value-type="currency">
            <text:p>5.250,00 €</text:p>
          </table:table-cell>
          <table:table-cell table:style-name="ce10" table:formula="of:=[.F9]*[Datos.$F$12]" office:value-type="currency" office:currency="EUR" office:value="3750" calcext:value-type="currency">
            <text:p>3.750,00 €</text:p>
          </table:table-cell>
          <table:table-cell table:style-name="ce10" table:formula="of:=IF([.J9]-[.I9]&gt;0;CONCATENATE(&quot;+&quot;;[.J9]-[.I9]);[.J9]-[.I9])" office:value-type="currency" office:currency="EUR" office:value="-1500" calcext:value-type="currency">
            <text:p>-1.500,00 €</text:p>
          </table:table-cell>
        </table:table-row>
        <table:table-row table:style-name="ro2">
          <table:table-cell table:number-columns-repeated="5"/>
          <table:table-cell table:style-name="ce8" table:formula="of:=[Datos.$F$15]/([Datos.$F$12]-[Datos.$F$11])" office:value-type="float" office:value="1500" calcext:value-type="float">
            <office:annotation draw:style-name="gr2" svg:width="2.899cm" svg:height="1.799cm" svg:x="16.255cm" svg:y="3.173cm" draw:caption-point-x="-0.61cm" draw:caption-point-y="1.51cm">
              <dc:creator>Autoría desconocida</dc:creator>
              <dc:date>2024-10-23T00:00:00</dc:date>
              <text:p>PM</text:p>
            </office:annotation>
            <text:p>150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10]*[Datos.$F$11]" office:value-type="currency" office:currency="EUR" office:value="4500" calcext:value-type="currency">
            <text:p>4.500,00 €</text:p>
          </table:table-cell>
          <table:table-cell table:style-name="ce10" table:formula="of:=[.G10]+[.H10]" office:value-type="currency" office:currency="EUR" office:value="7500" calcext:value-type="currency">
            <text:p>7.500,00 €</text:p>
          </table:table-cell>
          <table:table-cell table:style-name="ce10" table:formula="of:=[.F10]*[Datos.$F$12]" office:value-type="currency" office:currency="EUR" office:value="7500" calcext:value-type="currency">
            <text:p>7.500,00 €</text:p>
          </table:table-cell>
          <table:table-cell table:style-name="ce10" table:formula="of:=IF([.J10]-[.I10]&gt;0;CONCATENATE(&quot;+&quot;;[.J10]-[.I10]);[.J10]-[.I10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table:style-name="ce8" table:formula="of:=[.$F$10]*2" office:value-type="float" office:value="3000" calcext:value-type="float">
            <office:annotation draw:style-name="gr2" svg:width="2.899cm" svg:height="1.799cm" svg:x="16.255cm" svg:y="3.827cm" draw:caption-point-x="-0.61cm" draw:caption-point-y="1.51cm">
              <dc:creator>Autoría desconocida</dc:creator>
              <dc:date>2024-10-23T00:00:00</dc:date>
              <text:p>PM*2</text:p>
            </office:annotation>
            <text:p>3000</text:p>
          </table:table-cell>
          <table:table-cell table:style-name="ce10" table:formula="of:=[Datos.$F$15]" office:value-type="currency" office:currency="EUR" office:value="3000" calcext:value-type="currency">
            <text:p>3.000,00 €</text:p>
          </table:table-cell>
          <table:table-cell table:style-name="ce10" table:formula="of:=[.F11]*[Datos.$F$11]" office:value-type="currency" office:currency="EUR" office:value="9000" calcext:value-type="currency">
            <text:p>9.000,00 €</text:p>
          </table:table-cell>
          <table:table-cell table:style-name="ce10" table:formula="of:=[.G11]+[.H11]" office:value-type="currency" office:currency="EUR" office:value="12000" calcext:value-type="currency">
            <text:p>12.000,00 €</text:p>
          </table:table-cell>
          <table:table-cell table:style-name="ce10" table:formula="of:=[.F11]*[Datos.$F$12]" office:value-type="currency" office:currency="EUR" office:value="15000" calcext:value-type="currency">
            <text:p>15.000,00 €</text:p>
          </table:table-cell>
          <table:table-cell table:style-name="ce10" table:formula="of:=IF([.J11]-[.I11]&gt;0;CONCATENATE(&quot;+&quot;;[.J11]-[.I11];&quot;,00€&quot;);[.J11]-[.I11])" office:value-type="string" office:string-value="+3000,00€" calcext:value-type="string">
            <text:p>+3000,00€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2" table:number-rows-spanned="1">
            <text:p>Umbral de Rentabilidad:</text:p>
          </table:table-cell>
          <table:covered-table-cell table:style-name="ce11"/>
          <table:table-cell table:style-name="ce12" table:formula="of:=[.$F$10]" office:value-type="float" office:value="1500" calcext:value-type="float">
            <text:p>1500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5"/>
          <table:table-cell table:style-name="ce6" office:value-type="string" calcext:value-type="string">
            <office:annotation draw:style-name="gr2" svg:width="2.899cm" svg:height="1.799cm" svg:x="16.255cm" svg:y="8.233cm" draw:caption-point-x="-0.61cm" draw:caption-point-y="1.51cm">
              <dc:creator>Autoría desconocida</dc:creator>
              <dc:date>2024-10-29T09:37:00</dc:date>
              <text:p>CFm = CF/unidades</text:p>
            </office:annotation>
            <text:p>Coste Fijo Medio</text:p>
          </table:table-cell>
          <table:table-cell table:style-name="ce6" office:value-type="string" calcext:value-type="string">
            <office:annotation draw:style-name="gr2" svg:width="2.899cm" svg:height="1.799cm" svg:x="21.708cm" svg:y="8.233cm" draw:caption-point-x="-0.61cm" draw:caption-point-y="1.51cm">
              <dc:creator>Autoría desconocida</dc:creator>
              <dc:date>2024-10-29T09:38:00</dc:date>
              <text:p>CVm = CV/unidades</text:p>
            </office:annotation>
            <text:p>Coste Variable Medio</text:p>
          </table:table-cell>
          <table:table-cell table:style-name="ce6" office:value-type="string" calcext:value-type="string">
            <office:annotation draw:style-name="gr2" svg:width="2.899cm" svg:height="1.799cm" svg:x="26.346cm" svg:y="8.233cm" draw:caption-point-x="-0.61cm" draw:caption-point-y="1.51cm">
              <dc:creator>Autoría desconocida</dc:creator>
              <dc:date>2024-10-29T09:39:00</dc:date>
              <text:p>CTm = CT/unidades</text:p>
            </office:annotation>
            <text:p>Coste Total Medio</text:p>
          </table:table-cell>
          <table:table-cell table:style-name="ce6" office:value-type="string" calcext:value-type="string">
            <office:annotation draw:style-name="gr2" svg:width="2.899cm" svg:height="1.799cm" svg:x="30.112cm" svg:y="8.233cm" draw:caption-point-x="-0.61cm" draw:caption-point-y="1.51cm">
              <dc:creator>Autoría desconocida</dc:creator>
              <dc:date>2024-10-29T09:41:00</dc:date>
              <text:p>Im = I/unidades</text:p>
            </office:annotation>
            <text:p>Ingreso Medio</text:p>
          </table:table-cell>
          <table:table-cell table:style-name="ce6" office:value-type="string" calcext:value-type="string">
            <office:annotation draw:style-name="gr2" svg:width="2.899cm" svg:height="1.799cm" svg:x="34.259cm" svg:y="8.233cm" draw:caption-point-x="-0.61cm" draw:caption-point-y="1.51cm">
              <dc:creator>Autoría desconocida</dc:creator>
              <dc:date>2024-10-29T09:41:00</dc:date>
              <text:p>Bm = B/unidades</text:p>
            </office:annotation>
            <text:p>Beneficio Medio</text:p>
          </table:table-cell>
          <table:table-cell/>
        </table:table-row>
        <table:table-row table:style-name="ro2">
          <table:table-cell table:number-columns-repeated="5"/>
          <table:table-cell table:style-name="ce10" table:formula="of:=IF([.F8]=0;&quot;--------------&quot;;[.G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H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I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J8]/[.F8])" office:value-type="string" office:string-value="--------------" calcext:value-type="string">
            <text:p>--------------</text:p>
          </table:table-cell>
          <table:table-cell table:style-name="ce8" table:formula="of:=IF([.F8]=0;&quot;--------------&quot;;[.K8]/[.F8])" office:value-type="string" office:string-value="--------------" calcext:value-type="string">
            <text:p>--------------</text:p>
          </table:table-cell>
          <table:table-cell/>
        </table:table-row>
        <table:table-row table:style-name="ro2">
          <table:table-cell table:number-columns-repeated="5"/>
          <table:table-cell table:style-name="ce10" table:formula="of:=IF([.F9]=0;&quot;--------------&quot;;[.G9]/[.F9])" office:value-type="currency" office:currency="EUR" office:value="4" calcext:value-type="currency">
            <text:p>4,00 €</text:p>
          </table:table-cell>
          <table:table-cell table:style-name="ce10" table:formula="of:=IF([.F9]=0;&quot;--------------&quot;;[.H9]/[.F9])" office:value-type="currency" office:currency="EUR" office:value="3" calcext:value-type="currency">
            <text:p>3,00 €</text:p>
          </table:table-cell>
          <table:table-cell table:style-name="ce10" table:formula="of:=IF([.F9]=0;&quot;--------------&quot;;[.I9]/[.F9])" office:value-type="currency" office:currency="EUR" office:value="7" calcext:value-type="currency">
            <text:p>7,00 €</text:p>
          </table:table-cell>
          <table:table-cell table:style-name="ce10" table:formula="of:=IF([.F9]=0;&quot;--------------&quot;;[.J9]/[.F9])" office:value-type="currency" office:currency="EUR" office:value="5" calcext:value-type="currency">
            <text:p>5,00 €</text:p>
          </table:table-cell>
          <table:table-cell table:style-name="ce10" table:formula="of:=IF([.F9]=0;&quot;--------------&quot;;[.K9]/[.F9])" office:value-type="currency" office:currency="EUR" office:value="-2" calcext:value-type="currency">
            <text:p>-2,00 €</text:p>
          </table:table-cell>
          <table:table-cell/>
        </table:table-row>
        <table:table-row table:style-name="ro2">
          <table:table-cell table:number-columns-repeated="5"/>
          <table:table-cell table:style-name="ce10" table:formula="of:=IF([.F10]=0;&quot;--------------&quot;;[.G10]/[.F10])" office:value-type="currency" office:currency="EUR" office:value="2" calcext:value-type="currency">
            <text:p>2,00 €</text:p>
          </table:table-cell>
          <table:table-cell table:style-name="ce8" table:formula="of:=IF([.F10]=0;&quot;--------------&quot;;[.H10]/[.F10])" office:value-type="float" office:value="3" calcext:value-type="float">
            <text:p>3</text:p>
          </table:table-cell>
          <table:table-cell table:style-name="ce8" table:formula="of:=IF([.F10]=0;&quot;--------------&quot;;[.I10]/[.F10])" office:value-type="float" office:value="5" calcext:value-type="float">
            <text:p>5</text:p>
          </table:table-cell>
          <table:table-cell table:style-name="ce8" table:formula="of:=IF([.F10]=0;&quot;--------------&quot;;[.J10]/[.F10])" office:value-type="float" office:value="5" calcext:value-type="float">
            <text:p>5</text:p>
          </table:table-cell>
          <table:table-cell table:style-name="ce8" table:formula="of:=IF([.F10]=0;&quot;--------------&quot;;[.K10]/[.F10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table:style-name="ce10" table:formula="of:=IF([.F11]=0;&quot;--------------&quot;;[.G11]/[.F11])" office:value-type="currency" office:currency="EUR" office:value="1" calcext:value-type="currency">
            <text:p>1,00 €</text:p>
          </table:table-cell>
          <table:table-cell table:style-name="ce8" table:formula="of:=IF([.F11]=0;&quot;--------------&quot;;[.H11]/[.F11])" office:value-type="float" office:value="3" calcext:value-type="float">
            <text:p>3</text:p>
          </table:table-cell>
          <table:table-cell table:style-name="ce8" table:formula="of:=IF([.F11]=0;&quot;--------------&quot;;[.I11]/[.F11])" office:value-type="float" office:value="4" calcext:value-type="float">
            <text:p>4</text:p>
          </table:table-cell>
          <table:table-cell table:style-name="ce8" table:formula="of:=IF([.F11]=0;&quot;--------------&quot;;[.J11]/[.F11])" office:value-type="float" office:value="5" calcext:value-type="float">
            <text:p>5</text:p>
          </table:table-cell>
          <table:table-cell table:style-name="ce8" table:formula="of:=IF([.F11]=0;&quot;--------------&quot;;[.K11]/[.F11])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5"/>
          <table:table-cell table:style-name="ce26" table:formula="of:=[.F20]" office:value-type="string" office:string-value="Coste Fijo Medio" calcext:value-type="string">
            <text:p>Coste Fijo Medio</text:p>
          </table:table-cell>
          <table:table-cell table:style-name="ce26" table:formula="of:=[.G20]" office:value-type="string" office:string-value="Coste Variable Medio" calcext:value-type="string">
            <text:p>Coste Variable Medio</text:p>
          </table:table-cell>
          <table:table-cell table:style-name="ce26" table:formula="of:=[.H20]" office:value-type="string" office:string-value="Coste Total Medio" calcext:value-type="string">
            <text:p>Coste Total Medio</text:p>
          </table:table-cell>
          <table:table-cell table:style-name="ce26" table:formula="of:=[.I20]" office:value-type="string" office:string-value="Ingreso Medio" calcext:value-type="string">
            <text:p>Ingreso Medio</text:p>
          </table:table-cell>
          <table:table-cell table:style-name="ce26" table:formula="of:=[.J20]" office:value-type="string" office:string-value="Beneficio Medio" calcext:value-type="string">
            <text:p>Beneficio Medio</text:p>
          </table:table-cell>
          <table:table-cell/>
        </table:table-row>
        <table:table-row table:style-name="ro2">
          <table:table-cell table:number-columns-repeated="5"/>
          <table:table-cell table:style-name="ce7" table:formula="of:=[.F21]" office:value-type="string" office:string-value="--------------" calcext:value-type="string">
            <text:p>--------------</text:p>
          </table:table-cell>
          <table:table-cell table:style-name="ce7" table:formula="of:=[.G21]" office:value-type="string" office:string-value="--------------" calcext:value-type="string">
            <text:p>--------------</text:p>
          </table:table-cell>
          <table:table-cell table:style-name="ce7" table:formula="of:=[.H21]" office:value-type="string" office:string-value="--------------" calcext:value-type="string">
            <text:p>--------------</text:p>
          </table:table-cell>
          <table:table-cell table:style-name="ce7" table:formula="of:=[.I21]" office:value-type="string" office:string-value="--------------" calcext:value-type="string">
            <text:p>--------------</text:p>
          </table:table-cell>
          <table:table-cell table:style-name="ce7" table:formula="of:=[.J21]" office:value-type="string" office:string-value="--------------" calcext:value-type="string">
            <text:p>--------------</text:p>
          </table:table-cell>
          <table:table-cell/>
        </table:table-row>
        <table:table-row table:style-name="ro2">
          <table:table-cell table:number-columns-repeated="5"/>
          <table:table-cell table:style-name="ce7" table:formula="of:=CONCATENATE([.F22];&quot;€/&quot;;[Datos.$F$10])" office:value-type="string" office:string-value="4€/Bicicleta" calcext:value-type="string">
            <text:p>4€/Bicicleta</text:p>
          </table:table-cell>
          <table:table-cell table:style-name="ce7" table:formula="of:=CONCATENATE([.G22];&quot;€/&quot;;[Datos.$F$10])" office:value-type="string" office:string-value="3€/Bicicleta" calcext:value-type="string">
            <text:p>3€/Bicicleta</text:p>
          </table:table-cell>
          <table:table-cell table:style-name="ce7" table:formula="of:=CONCATENATE([.H22];&quot;€/&quot;;[Datos.$F$10])" office:value-type="string" office:string-value="7€/Bicicleta" calcext:value-type="string">
            <text:p>7€/Bicicleta</text:p>
          </table:table-cell>
          <table:table-cell table:style-name="ce7" table:formula="of:=CONCATENATE([.I22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J22];&quot;€/&quot;;[Datos.$F$10])" office:value-type="string" office:string-value="-2€/Bicicleta" calcext:value-type="string">
            <text:p>-2€/Bicicleta</text:p>
          </table:table-cell>
          <table:table-cell/>
        </table:table-row>
        <table:table-row table:style-name="ro2">
          <table:table-cell table:number-columns-repeated="5"/>
          <table:table-cell table:style-name="ce7" table:formula="of:=CONCATENATE([.F23];&quot;€/&quot;;[Datos.$F$10])" office:value-type="string" office:string-value="2€/Bicicleta" calcext:value-type="string">
            <text:p>2€/Bicicleta</text:p>
          </table:table-cell>
          <table:table-cell table:style-name="ce7" table:formula="of:=CONCATENATE([.G23];&quot;€/&quot;;[Datos.$F$10])" office:value-type="string" office:string-value="3€/Bicicleta" calcext:value-type="string">
            <text:p>3€/Bicicleta</text:p>
          </table:table-cell>
          <table:table-cell table:style-name="ce7" table:formula="of:=CONCATENATE([.H23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I23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J23];&quot;€/&quot;;[Datos.$F$10])" office:value-type="string" office:string-value="0€/Bicicleta" calcext:value-type="string">
            <text:p>0€/Bicicleta</text:p>
          </table:table-cell>
          <table:table-cell/>
        </table:table-row>
        <table:table-row table:style-name="ro2">
          <table:table-cell table:number-columns-repeated="5"/>
          <table:table-cell table:style-name="ce7" table:formula="of:=CONCATENATE([.F24];&quot;€/&quot;;[Datos.$F$10])" office:value-type="string" office:string-value="1€/Bicicleta" calcext:value-type="string">
            <text:p>1€/Bicicleta</text:p>
          </table:table-cell>
          <table:table-cell table:style-name="ce7" table:formula="of:=CONCATENATE([.G24];&quot;€/&quot;;[Datos.$F$10])" office:value-type="string" office:string-value="3€/Bicicleta" calcext:value-type="string">
            <text:p>3€/Bicicleta</text:p>
          </table:table-cell>
          <table:table-cell table:style-name="ce7" table:formula="of:=CONCATENATE([.H24];&quot;€/&quot;;[Datos.$F$10])" office:value-type="string" office:string-value="4€/Bicicleta" calcext:value-type="string">
            <text:p>4€/Bicicleta</text:p>
          </table:table-cell>
          <table:table-cell table:style-name="ce7" table:formula="of:=CONCATENATE([.I24];&quot;€/&quot;;[Datos.$F$10])" office:value-type="string" office:string-value="5€/Bicicleta" calcext:value-type="string">
            <text:p>5€/Bicicleta</text:p>
          </table:table-cell>
          <table:table-cell table:style-name="ce7" table:formula="of:=CONCATENATE([.J24];&quot;€/&quot;;[Datos.$F$10])" office:value-type="string" office:string-value="1€/Bicicleta" calcext:value-type="string">
            <text:p>1€/Bicicleta</text:p>
          </table:table-cell>
          <table:table-cell/>
        </table:table-row>
      </table:table>
      <table:table table:name="Gráficos" table:style-name="ta1">
        <table:shapes>
          <draw:frame draw:z-index="0" draw:style-name="gr3" draw:text-style-name="P1" svg:width="15.997cm" svg:height="9.005cm" svg:x="3.386cm" svg:y="1.834cm">
            <draw:object draw:notify-on-update-of-ranges="Tablas.F8:Tablas.F11 Auxiliar.E4:Auxiliar.E4 Tablas.G8:Tablas.G11 Datos.E23:Datos.E24 Datos.E28:Datos.E28 Datos.F23:Datos.F24 Tablas.F8:Tablas.F11 Auxiliar.E10:Auxiliar.E10 Tablas.J8:Tablas.J11 Auxiliar.H6:Auxiliar.H7 Auxiliar.E17:Auxiliar.E17 Auxiliar.I6:Auxiliar.I7 Tablas.F8:Tablas.F11 Auxiliar.E8:Auxiliar.E8 Tablas.I8:Tablas.I11 Tablas.F8:Tablas.F11 Auxiliar.E6:Auxiliar.E6 Tablas.H8:Tablas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1" svg:width="15.999cm" svg:height="8.999cm" svg:x="21.715cm" svg:y="1.934cm">
            <draw:object draw:notify-on-update-of-ranges="Tablas.F20:Tablas.F20 Tablas.F22:Tablas.F24 Tablas.F9:Tablas.F11 Tablas.J28:Tablas.J28 Tablas.J22:Tablas.J24 Tablas.F9:Tablas.F11 Tablas.G20:Tablas.G20 Tablas.G22:Tablas.G24 Tablas.F9:Tablas.F11 Tablas.H20:Tablas.H20 Tablas.H22:Tablas.H24 Tablas.F9:Tablas.F11 Tablas.I20:Tablas.I20 Tablas.I22:Tablas.I24 Tablas.F9:Tablas.F11 Auxiliar.K17:Auxiliar.K17 Auxiliar.L11:Auxiliar.L12 Auxiliar.K11:Auxiliar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ste Fijo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ste Variable</text:p>
          </table:table-cell>
          <table:table-cell table:number-columns-repeated="2"/>
          <table:table-cell table:style-name="ce29" table:formula="of:=[$Tablas.H16]" office:value-type="currency" office:currency="EUR" office:value="1500" calcext:value-type="currency">
            <text:p>1.500,00 €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9" table:formula="of:=[.H6]" office:value-type="currency" office:currency="EUR" office:value="1500" calcext:value-type="currency">
            <text:p>1.500,00 €</text:p>
          </table:table-cell>
          <table:table-cell table:style-name="ce29" table:formula="of:=[$Tablas.J11]" office:value-type="currency" office:currency="EUR" office:value="15000" calcext:value-type="currency">
            <text:p>15.000,00 €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ste Total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ngreso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Beneficio</text:p>
          </table:table-cell>
          <table:table-cell table:number-columns-repeated="2"/>
          <table:table-cell table:formula="of:=[$Tablas.H16]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neficio</text:p>
          </table:table-cell>
          <table:table-cell table:number-columns-repeated="2"/>
          <table:table-cell office:value-type="string" calcext:value-type="string">
            <text:p>Pérdida</text:p>
          </table:table-cell>
          <table:table-cell table:number-columns-repeated="2"/>
          <table:table-cell table:formula="of:=[.K11]" office:value-type="float" office:value="1500" calcext:value-type="float">
            <text:p>1500</text:p>
          </table:table-cell>
          <table:table-cell table:style-name="ce29" table:formula="of:=[$Tablas.H22]" office:value-type="currency" office:currency="EUR" office:value="7" calcext:value-type="currency">
            <text:p>7,00 €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f:=CONCATENATE([$Tablas.F16]; [$Tablas.H16])" office:value-type="string" office:string-value="Umbral de Rentabilidad:1500" calcext:value-type="string">
            <text:p>Umbral de Rentabilidad:1500</text:p>
          </table:table-cell>
          <table:table-cell table:number-columns-repeated="5"/>
          <table:table-cell table:formula="of:=CONCATENATE(&quot;Para un Umbral de: &quot;;[$Tablas.H16]; &quot; unidades&quot;)" office:value-type="string" office:string-value="Para un Umbral de: 1500 unidades" calcext:value-type="string">
            <text:p>Para un Umbral de: 1500 unidad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08:59:51.0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2:13:24.372000000</meta:creation-date>
    <dc:date>2024-10-29T10:30:12.478000000</dc:date>
    <meta:editing-duration>PT2H18M</meta:editing-duration>
    <meta:editing-cycles>4</meta:editing-cycles>
    <meta:generator>LibreOffice/7.6.0.3$Windows_X86_64 LibreOffice_project/69edd8b8ebc41d00b4de3915dc82f8f0fc3b6265</meta:generator>
    <meta:document-statistic meta:table-count="4" meta:cell-count="12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0.235cm" svg:y="2.76cm" style:legend-expansion="high" chart:style-name="ch2"/>
        <chart:plot-area chart:style-name="ch3" table:cell-range-address="Tablas.F8:Tablas.H11 Auxiliar.E4:Auxiliar.E4 Datos.E28:Datos.E28 Datos.F23:Datos.F24 Auxiliar.E10:Auxiliar.E10 Tablas.I8:Tablas.J11 Auxiliar.E17:Auxiliar.E17 Auxiliar.I6:Auxiliar.I7 Auxiliar.E8:Auxiliar.E8 Auxiliar.E6:Auxiliar.E6" chart:data-source-has-labels="row" svg:x="0.319cm" svg:y="0.18cm" svg:width="9.597cm" svg:height="8.646cm">
          <chart:coordinate-region svg:x="2.369cm" svg:y="0.38cm" svg:width="7.17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G8:Tablas.G11" chart:label-cell-address="Auxiliar.E4:Auxiliar.E4" chart:class="chart:scatter">
            <chart:domain table:cell-range-address="Tablas.F8:Tablas.F11"/>
            <chart:data-point chart:repeated="4"/>
          </chart:series>
          <chart:series chart:style-name="ch8" chart:values-cell-range-address="Datos.F23:Datos.F24" chart:label-cell-address="Datos.E28:Datos.E28" chart:class="chart:scatter">
            <chart:domain table:cell-range-address="Datos.E23:Datos.E24"/>
            <chart:data-point chart:repeated="2"/>
          </chart:series>
          <chart:series chart:style-name="ch9" chart:values-cell-range-address="Tablas.J8:Tablas.J11" chart:label-cell-address="Auxiliar.E10:Auxiliar.E10" chart:class="chart:scatter">
            <chart:data-point chart:repeated="4"/>
          </chart:series>
          <chart:series chart:style-name="ch10" chart:values-cell-range-address="Auxiliar.I6:Auxiliar.I7" chart:label-cell-address="Auxiliar.E17:Auxiliar.E17" chart:class="chart:scatter">
            <chart:domain table:cell-range-address="Auxiliar.H6:Auxiliar.H7"/>
            <chart:data-point chart:repeated="2"/>
          </chart:series>
          <chart:series chart:style-name="ch11" chart:values-cell-range-address="Tablas.I8:Tablas.I11" chart:label-cell-address="Auxiliar.E8:Auxiliar.E8" chart:class="chart:scatter">
            <chart:data-point chart:repeated="4"/>
          </chart:series>
          <chart:series chart:style-name="ch12" chart:values-cell-range-address="Tablas.H8:Tablas.H11" chart:label-cell-address="Auxiliar.E6:Auxiliar.E6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ste Fijo</text:p>
                <draw:g>
                  <svg:desc>Auxiliar.E4:Auxiliar.E4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Para 2000 Bicicletas, hay un beneficio de 1000€</text:p>
                <draw:g>
                  <svg:desc>Datos.E28:Datos.E28</svg:desc>
                </draw:g>
              </table:table-cell>
              <table:table-cell office:value-type="string">
                <text:p>Ingreso</text:p>
                <draw:g>
                  <svg:desc>Auxiliar.E10:Auxiliar.E10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Umbral de Rentabilidad:1500</text:p>
                <draw:g>
                  <svg:desc>Auxiliar.E17:Auxiliar.E17</svg:desc>
                </draw:g>
              </table:table-cell>
              <table:table-cell office:value-type="string">
                <text:p>Coste Total</text:p>
                <draw:g>
                  <svg:desc>Auxiliar.E8:Auxiliar.E8</svg:desc>
                </draw:g>
              </table:table-cell>
              <table:table-cell office:value-type="string">
                <text:p>Coste Variable</text:p>
                <draw:g>
                  <svg:desc>Auxiliar.E6:Auxiliar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as.F8:Tablas.F11</svg:desc>
                </draw:g>
              </table:table-cell>
              <table:table-cell office:value-type="float" office:value="3000">
                <text:p>3000</text:p>
                <draw:g>
                  <svg:desc>Tablas.G8:Tablas.G11</svg:desc>
                </draw:g>
              </table:table-cell>
              <table:table-cell office:value-type="float" office:value="2000">
                <text:p>2000</text:p>
                <draw:g>
                  <svg:desc>Datos.E23:Datos.E24</svg:desc>
                </draw:g>
              </table:table-cell>
              <table:table-cell office:value-type="float" office:value="10000">
                <text:p>10000</text:p>
                <draw:g>
                  <svg:desc>Datos.F23:Datos.F24</svg:desc>
                </draw:g>
              </table:table-cell>
              <table:table-cell office:value-type="float" office:value="0">
                <text:p>0</text:p>
                <draw:g>
                  <svg:desc>Tablas.J8:Tablas.J11</svg:desc>
                </draw:g>
              </table:table-cell>
              <table:table-cell office:value-type="float" office:value="1500">
                <text:p>1500</text:p>
                <draw:g>
                  <svg:desc>Auxiliar.H6:Auxiliar.H7</svg:desc>
                </draw:g>
              </table:table-cell>
              <table:table-cell office:value-type="float" office:value="0">
                <text:p>0</text:p>
                <draw:g>
                  <svg:desc>Auxiliar.I6:Auxiliar.I7</svg:desc>
                </draw:g>
              </table:table-cell>
              <table:table-cell office:value-type="float" office:value="3000">
                <text:p>3000</text:p>
                <draw:g>
                  <svg:desc>Tablas.I8:Tablas.I11</svg:desc>
                </draw:g>
              </table:table-cell>
              <table:table-cell office:value-type="float" office:value="0">
                <text:p>0</text:p>
                <draw:g>
                  <svg:desc>Tablas.H8:Tablas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  <table:table-cell office:value-type="float" office:value="9000">
                <text:p>9000</text:p>
              </table:table-cell>
              <table:table-cell office:value-type="float" office:value="3750">
                <text:p>3750</text:p>
              </table:table-cell>
              <table:table-cell office:value-type="float" office:value="1500">
                <text:p>1500</text:p>
              </table:table-cell>
              <table:table-cell office:value-type="float" office:value="15000">
                <text:p>15000</text:p>
              </table:table-cell>
              <table:table-cell office:value-type="float" office:value="5250">
                <text:p>525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84cm" svg:y="2.757cm" style:legend-expansion="high" chart:style-name="ch2"/>
        <chart:plot-area chart:style-name="ch3" table:cell-range-address="Tablas.F9:Tablas.F11 Tablas.F20:Tablas.I20 Tablas.F22:Tablas.J24 Tablas.J28:Tablas.J28 Auxiliar.K17:Auxiliar.K17 Auxiliar.L11:Auxiliar.L12" chart:data-source-has-labels="row" svg:x="0.32cm" svg:y="0.18cm" svg:width="9.544cm" svg:height="8.64cm">
          <chart:coordinate-region svg:x="1.629cm" svg:y="0.379cm" svg:width="7.86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as.F22:Tablas.F24" chart:label-cell-address="Tablas.F20:Tablas.F20" chart:class="chart:scatter">
            <chart:domain table:cell-range-address="Tablas.F9:Tablas.F11"/>
            <chart:data-point chart:repeated="3"/>
          </chart:series>
          <chart:series chart:style-name="ch8" chart:values-cell-range-address="Tablas.J22:Tablas.J24" chart:label-cell-address="Tablas.J28:Tablas.J28" chart:class="chart:scatter">
            <chart:data-point chart:repeated="3"/>
          </chart:series>
          <chart:series chart:style-name="ch9" chart:values-cell-range-address="Tablas.G22:Tablas.G24" chart:label-cell-address="Tablas.G20:Tablas.G20" chart:class="chart:scatter">
            <chart:data-point chart:repeated="3"/>
          </chart:series>
          <chart:series chart:style-name="ch10" chart:values-cell-range-address="Tablas.H22:Tablas.H24" chart:label-cell-address="Tablas.H20:Tablas.H20" chart:class="chart:scatter">
            <chart:data-point chart:repeated="3"/>
          </chart:series>
          <chart:series chart:style-name="ch11" chart:values-cell-range-address="Tablas.I22:Tablas.I24" chart:label-cell-address="Tablas.I20:Tablas.I20" chart:class="chart:scatter">
            <chart:data-point chart:repeated="3"/>
          </chart:series>
          <chart:series chart:style-name="ch12" chart:values-cell-range-address="Auxiliar.L11:Auxiliar.L12" chart:label-cell-address="Auxiliar.K17:Auxiliar.K17" chart:class="chart:scatter">
            <chart:domain table:cell-range-address="Auxiliar.K11:Auxiliar.K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ste Fijo Medio</text:p>
                <draw:g>
                  <svg:desc>Tablas.F20:Tablas.F20</svg:desc>
                </draw:g>
              </table:table-cell>
              <table:table-cell office:value-type="string">
                <text:p>Beneficio Medio</text:p>
                <draw:g>
                  <svg:desc>Tablas.J28:Tablas.J28</svg:desc>
                </draw:g>
              </table:table-cell>
              <table:table-cell office:value-type="string">
                <text:p>Coste Variable Medio</text:p>
                <draw:g>
                  <svg:desc>Tablas.G20:Tablas.G20</svg:desc>
                </draw:g>
              </table:table-cell>
              <table:table-cell office:value-type="string">
                <text:p>Coste Total Medio</text:p>
                <draw:g>
                  <svg:desc>Tablas.H20:Tablas.H20</svg:desc>
                </draw:g>
              </table:table-cell>
              <table:table-cell office:value-type="string">
                <text:p>Ingreso Medio</text:p>
                <draw:g>
                  <svg:desc>Tablas.I20:Tablas.I20</svg:desc>
                </draw:g>
              </table:table-cell>
              <table:table-cell office:value-type="string">
                <text:p>Columna K</text:p>
              </table:table-cell>
              <table:table-cell office:value-type="string">
                <text:p>Para un Umbral de: 1500 unidades</text:p>
                <draw:g>
                  <svg:desc>Auxiliar.K17:Auxiliar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Tablas.F9:Tablas.F11</svg:desc>
                </draw:g>
              </table:table-cell>
              <table:table-cell office:value-type="float" office:value="4">
                <text:p>4</text:p>
                <draw:g>
                  <svg:desc>Tablas.F22:Tablas.F24</svg:desc>
                </draw:g>
              </table:table-cell>
              <table:table-cell office:value-type="float" office:value="-2">
                <text:p>-2</text:p>
                <draw:g>
                  <svg:desc>Tablas.J22:Tablas.J24</svg:desc>
                </draw:g>
              </table:table-cell>
              <table:table-cell office:value-type="float" office:value="3">
                <text:p>3</text:p>
                <draw:g>
                  <svg:desc>Tablas.G22:Tablas.G24</svg:desc>
                </draw:g>
              </table:table-cell>
              <table:table-cell office:value-type="float" office:value="7">
                <text:p>7</text:p>
                <draw:g>
                  <svg:desc>Tablas.H22:Tablas.H24</svg:desc>
                </draw:g>
              </table:table-cell>
              <table:table-cell office:value-type="float" office:value="5">
                <text:p>5</text:p>
                <draw:g>
                  <svg:desc>Tablas.I22:Tablas.I24</svg:desc>
                </draw:g>
              </table:table-cell>
              <table:table-cell office:value-type="float" office:value="1500">
                <text:p>1500</text:p>
                <draw:g>
                  <svg:desc>Auxiliar.K11:Auxiliar.K12</svg:desc>
                </draw:g>
              </table:table-cell>
              <table:table-cell office:value-type="float" office:value="0">
                <text:p>0</text:p>
                <draw:g>
                  <svg:desc>Auxiliar.L11:Auxiliar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